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22b67" officeooo:paragraph-rsid="00122b67"/>
    </style:style>
    <style:style style:name="P2" style:family="paragraph" style:parent-style-name="Standard">
      <style:paragraph-properties fo:text-align="center" style:justify-single-word="false"/>
      <style:text-properties fo:font-size="30pt" officeooo:rsid="00122b67" officeooo:paragraph-rsid="00122b67" style:font-size-asian="30pt" style:font-size-complex="30pt"/>
    </style:style>
    <style:style style:name="P3" style:family="paragraph" style:parent-style-name="Standard">
      <style:paragraph-properties fo:text-align="start" style:justify-single-word="false"/>
      <style:text-properties fo:font-size="12pt" officeooo:rsid="00122b67" officeooo:paragraph-rsid="00122b67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officeooo:paragraph-rsid="00122b67"/>
    </style:style>
    <style:style style:name="T1" style:family="text">
      <style:text-properties officeooo:rsid="00122b67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22b67" style:font-size-asian="10.5pt" style:font-size-complex="12pt"/>
    </style:style>
    <style:style style:name="T4" style:family="text">
      <style:text-properties officeooo:rsid="0012d621"/>
    </style:style>
    <style:style style:name="T5" style:family="text">
      <style:text-properties officeooo:rsid="00139e15"/>
    </style:style>
    <style:style style:name="T6" style:family="text">
      <style:text-properties officeooo:rsid="0013a3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ghttpd + php + sqlite</text:p>
      <text:p text:style-name="P3">- sudo apt-get install lighttpd php5 php5-cgi php5-sqlite sqlite sqlite-studio</text:p>
      <text:p text:style-name="P3">-baixar executavel sqlite studio(gui para sqlite)</text:p>
      <text:p text:style-name="P3">-em /etc/lighttpd/lighttd.conf:</text:p>
      <text:p text:style-name="P3"><text:tab/>-adicionar “mod_fastcgi” em server.modules =()</text:p>
      <text:p text:style-name="P3"><text:tab/>-adicionar (".php" =&gt; (( "bin-path" =&gt; "/usr/bin/php5-cgi", <text:s text:c="24"/><text:tab/><text:tab/><text:tab/><text:tab/> <text:s text:c="5"/>"socket" =&gt; "/tmp/php.socket"</text:p>
      <text:p text:style-name="P3"><text:tab/> <text:s text:c="17"/>)))</text:p>
      <text:p text:style-name="P3"><text:tab/>-”/usr/bin/php5-cgi” é o caminho do seu modulo php5-cgi </text:p>
      <text:p text:style-name="P3">-em /etc/php5/cgi/php.ini:</text:p>
      <text:p text:style-name="P4"><text:span text:style-name="T3"><text:tab/>-mudar “</text:span>cgi.fix_pathinfo” <text:span text:style-name="T1">para 1</text:span></text:p>
      <text:p text:style-name="P4">-<text:span text:style-name="T1">na pasta onde os arquivos serão armazenados(e o banco de dados)</text:span></text:p>
      <text:p text:style-name="P4"><text:tab/>-<text:span text:style-name="T1"> sudo chgrp -R www-data ~/www/</text:span></text:p>
      <text:p text:style-name="P1"><text:tab/>- sudo chmod -<text:span text:style-name="T6">R 775</text:span> ~/www/</text:p>
      <text:p text:style-name="P1"><text:tab/>-'www-data' é o nome do server.username e server.groupname em <text:s/><text:span text:style-name="T2">/etc/lighttpd/lighttd.conf</text:span></text:p>
      <text:p text:style-name="P3"><text:tab/>-~/www/ é a pasta dos arquivos do servidor</text:p>
      <text:p text:style-name="P3"><text:tab/>-'almox' é o nome do banco de dados(dentro da pasta de arquivos do servidor</text:p>
      <text:p text:style-name="P3"><text:tab/>-<text:span text:style-name="T4">foi adicionado o grupo 'www-data' como dono da pasta e dado a ela permissão de escrita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</meta:initial-creator>
    <meta:creation-date>2015-09-24T11:05:35.090604176</meta:creation-date>
    <dc:date>2016-12-01T11:24:49.231647202</dc:date>
    <meta:editing-duration>PT1H37M58S</meta:editing-duration>
    <meta:editing-cycles>4</meta:editing-cycles>
    <meta:generator>LibreOffice/5.0.3.2$Linux_X86_64 LibreOffice_project/00m0$Build-2</meta:generator>
    <dc:creator>Ricardo </dc:creator>
    <meta:document-statistic meta:table-count="0" meta:image-count="0" meta:object-count="0" meta:page-count="1" meta:paragraph-count="17" meta:word-count="124" meta:character-count="910" meta:non-whitespace-character-count="738"/>
  </office:meta>
</office:document-meta>
</file>